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0E0000000C4BA171DED76CC0B8.png" manifest:media-type="image/png"/>
  <manifest:file-entry manifest:full-path="Pictures/100008340000016C000001355CEE795C18593796.svg" manifest:media-type="image/svg+xml"/>
  <manifest:file-entry manifest:full-path="Pictures/1000000100000020000000065E6BB61A66CBCCFF.png" manifest:media-type="image/png"/>
  <manifest:file-entry manifest:full-path="Pictures/100004660000035B0000009C0C54A3B741097789.svg" manifest:media-type="image/svg+xml"/>
  <manifest:file-entry manifest:full-path="Pictures/100008EA0000010D000000EF911E7B5B2361E377.svg" manifest:media-type="image/svg+xml"/>
  <manifest:file-entry manifest:full-path="Pictures/1000068A000000FD000000FC40EAA4E6BC043F81.svg" manifest:media-type="image/svg+xml"/>
  <manifest:file-entry manifest:full-path="Pictures/1000059B0000010B00000100FD121BDC777C45E0.svg" manifest:media-type="image/svg+xml"/>
  <manifest:file-entry manifest:full-path="Pictures/100005B20000011B000000F08E51052C9E854B32.svg" manifest:media-type="image/svg+xml"/>
  <manifest:file-entry manifest:full-path="Pictures/100000010000000A0000000AFEF84AE3FD730F6E.png" manifest:media-type="image/png"/>
  <manifest:file-entry manifest:full-path="Pictures/100000010000000A00000009A92B7FE76C7CECEC.png" manifest:media-type="image/png"/>
  <manifest:file-entry manifest:full-path="Pictures/100000010000000E0000000C770461D9F45E2AB9.png" manifest:media-type="image/png"/>
  <manifest:file-entry manifest:full-path="Pictures/100000010000000A000000097799A4E57C2048C0.png" manifest:media-type="image/png"/>
  <manifest:file-entry manifest:full-path="Pictures/100006990000010A000000F0769F518D842ADA5B.svg" manifest:media-type="image/svg+xml"/>
  <manifest:file-entry manifest:full-path="Pictures/100000010000000B00000009DC90D653A230C699.png" manifest:media-type="image/png"/>
  <manifest:file-entry manifest:full-path="Pictures/100000000000002000000020839EBFB02D09F2D6.png" manifest:media-type="image/png"/>
  <manifest:file-entry manifest:full-path="Pictures/100000010000000A0000000A465B2DE2D87EFB75.png" manifest:media-type="image/png"/>
  <manifest:file-entry manifest:full-path="Pictures/10000AAE0000017700000135D0342974EB8E2C6C.svg" manifest:media-type="image/svg+xml"/>
  <manifest:file-entry manifest:full-path="Pictures/100000010000000A00000009F1B50FEADA382BAD.png" manifest:media-type="image/png"/>
  <manifest:file-entry manifest:full-path="Pictures/1000090400000108000000EF85CB2C59F657CB84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ong_20_Dash" svg:stroke-width="0.053cm" svg:stroke-color="#000000" draw:marker-start-width="0.279cm" draw:marker-end="" draw:marker-end-width="0.179cm" svg:stroke-linecap="butt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58cm" fo:min-width="0.208cm" fo:padding-top="0.151cm" fo:padding-bottom="0.151cm" fo:padding-left="0.276cm" fo:padding-right="0.276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53cm" svg:stroke-color="#000000" draw:marker-start-width="0.279cm" draw:marker-end="" draw:marker-end-width="0.1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5cm" fo:min-width="3.5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35cm" fo:min-width="3.5cm" fo:padding-top="0.151cm" fo:padding-bottom="0.151cm" fo:padding-left="0.276cm" fo:padding-right="0.276cm"/>
      <style:paragraph-properties style:writing-mode="lr-tb"/>
    </style:style>
    <style:style style:name="gr7" style:family="graphic" style:parent-style-name="objectwithoutfill">
      <style:graphic-properties svg:stroke-width="0.053cm" svg:stroke-color="#000000" draw:marker-start-width="0.279cm" draw:marker-end="Arrow_20_short" draw:marker-end-width="0.3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top" draw:auto-grow-height="false" fo:min-height="9.698cm" fo:min-width="3.448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top" draw:auto-grow-height="false" fo:min-height="9.75cm" fo:min-width="5cm" fo:padding-top="0.151cm" fo:padding-bottom="0.151cm" fo:padding-left="0.276cm" fo:padding-right="0.276cm"/>
      <style:paragraph-properties style:writing-mode="lr-tb"/>
    </style:style>
    <style:style style:name="gr10" style:family="graphic" style:parent-style-name="Object_20_with_20_no_20_fill_20_and_20_no_20_line">
      <style:graphic-properties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053cm" svg:stroke-color="#000000" draw:marker-start-width="0.279cm" draw:fill-color="#ffffff" draw:textarea-horizontal-align="justify" draw:textarea-vertical-align="middle" draw:auto-grow-height="false" fo:min-height="0.174cm" fo:min-width="0cm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svg:stroke-color="#000000" draw:marker-start-width="0.279cm" draw:marker-end="Arrowheads_20_5" draw:marker-end-width="0.3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fill="none" draw:fill-color="#ffffff" draw:textarea-horizontal-align="justify" draw:textarea-vertical-align="top" draw:auto-grow-height="false" fo:min-height="3.25cm" fo:min-width="2.5cm" fo:padding-top="0.151cm" fo:padding-bottom="0.151cm" fo:padding-left="0.276cm" fo:padding-right="0.276cm"/>
      <style:paragraph-properties style:writing-mode="lr-tb"/>
    </style:style>
    <style:style style:name="gr14" style:family="graphic" style:parent-style-name="objectwithoutfill">
      <style:graphic-properties draw:stroke="dash" draw:stroke-dash="Dash" svg:stroke-width="0.106cm" svg:stroke-color="#000000" draw:marker-start-width="0.359cm" draw:marker-end="" draw:marker-end-width="0.459cm" svg:stroke-linecap="butt" draw:fill="none" draw:textarea-vertical-align="middle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106cm" svg:stroke-color="#000000" draw:marker-start-width="0.359cm" draw:marker-end="Arrow_20_short" draw:marker-end-width="0.359cm" svg:stroke-linecap="round" draw:fill="none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svg:stroke-width="0.106cm" svg:stroke-color="#000000" draw:marker-start-width="0.359cm" draw:marker-end="" draw:marker-end-width="0.259cm" svg:stroke-linecap="round" draw:fill="none" draw:textarea-vertical-align="middle" fo:padding-top="0.178cm" fo:padding-bottom="0.178cm" fo:padding-left="0.303cm" fo:padding-right="0.303cm"/>
    </style:style>
    <style:style style:name="gr17" style:family="graphic" style:parent-style-name="objectwithoutfill">
      <style:graphic-properties svg:stroke-color="#eeeeee" draw:marker-end="" draw:fill="none" draw:textarea-vertical-align="middle"/>
    </style:style>
    <style:style style:name="gr18" style:family="graphic" style:parent-style-name="standard">
      <style:graphic-properties draw:stroke="none" draw:fill="none" fo:min-height="0.7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Latin Modern Roman" fo:font-size="15pt" fo:font-style="normal" style:font-style-asian="normal" style:font-style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6" style:family="paragraph">
      <style:paragraph-properties fo:text-align="center"/>
      <style:text-properties fo:background-color="#ffffff"/>
    </style:style>
    <style:style style:name="P7" style:family="paragraph">
      <loext:graphic-properties draw:fill="none" draw:fill-color="#ffffff"/>
      <style:paragraph-properties fo:text-align="center"/>
      <style:text-properties fo:font-size="15pt" fo:background-color="#ffffff" style:font-size-asian="15pt" style:font-size-complex="15pt"/>
    </style:style>
    <style:style style:name="P8" style:family="paragraph">
      <style:paragraph-properties fo:text-align="center"/>
      <style:text-properties fo:font-size="15pt" fo:background-color="#ffffff"/>
    </style:style>
    <style:style style:name="P9" style:family="paragraph">
      <loext:graphic-properties draw:fill="none" draw:fill-color="#ffffff"/>
      <style:paragraph-properties fo:text-align="center"/>
      <style:text-properties fo:font-size="15pt" fo:background-color="#ffffff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4" style:family="paragraph">
      <style:paragraph-properties fo:margin-top="0.42cm" fo:margin-bottom="0.35cm" fo:text-align="center"/>
      <style:text-properties fo:font-size="18pt" style:font-size-asian="10pt" style:font-size-complex="10pt"/>
    </style:style>
    <style:style style:name="P15" style:family="paragraph">
      <loext:graphic-properties draw:fill="none"/>
      <style:paragraph-properties fo:margin-top="0.42cm" fo:margin-bottom="0.35cm" fo:text-align="center"/>
      <style:text-properties style:font-name="Latin Modern Roman" fo:font-size="18pt" style:font-size-asian="10pt" style:font-size-complex="10pt"/>
    </style:style>
    <style:style style:name="P16" style:family="paragraph">
      <loext:graphic-properties draw:fill="none"/>
      <style:paragraph-properties fo:margin-top="0.42cm" fo:margin-bottom="0.35cm" fo:text-align="center"/>
      <style:text-properties fo:font-size="18pt" style:font-size-asian="10pt" style:font-size-complex="1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text-position="33% 58%" style:font-name="Latin Modern Roman" fo:font-size="15pt" style:font-size-asian="15pt" style:font-size-complex="15pt"/>
    </style:style>
    <style:style style:name="T3" style:family="text">
      <style:text-properties fo:font-size="15pt" fo:background-color="#ffffff" style:font-size-asian="15pt" style:font-size-complex="15pt"/>
    </style:style>
    <style:style style:name="T4" style:family="text">
      <style:text-properties fo:background-color="#ffffff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7cm" svg:y1="7.5cm" svg:x2="25cm" svg:y2="12cm">
          <text:p/>
        </draw:line>
        <draw:line draw:style-name="gr1" draw:text-style-name="P1" draw:layer="layout" svg:x1="7.7cm" svg:y1="3.5cm" svg:x2="25cm" svg:y2="2cm">
          <text:p/>
        </draw:line>
        <draw:custom-shape draw:style-name="gr2" draw:text-style-name="P2" xml:id="id1" draw:id="id1" draw:layer="layout" svg:width="1cm" svg:height="1cm" svg:x="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A§svg§600§FALSE§</svg:desc>
          <draw:frame draw:style-name="gr3" draw:text-style-name="P3" draw:layer="layout" svg:width="0.353cm" svg:height="0.351cm" svg:x="1.324cm" svg:y="6.825cm">
            <draw:image xlink:href="Pictures/1000068A000000FD000000FC40EAA4E6BC043F81.svg" xlink:type="simple" xlink:show="embed" xlink:actuate="onLoad" draw:mime-type="image/svg+xml">
              <text:p/>
            </draw:image>
            <draw:image xlink:href="Pictures/100000010000000A0000000AFEF84AE3FD730F6E.png" xlink:type="simple" xlink:show="embed" xlink:actuate="onLoad" draw:mime-type="image/png"/>
          </draw:frame>
        </draw:g>
        <draw:custom-shape draw:style-name="gr2" draw:text-style-name="P2" xml:id="id2" draw:id="id2" draw:layer="layout" svg:width="1cm" svg:height="1cm" svg:x="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B§svg§600§FALSE§</svg:desc>
          <draw:frame draw:style-name="gr3" draw:text-style-name="P3" draw:layer="layout" svg:width="0.371cm" svg:height="0.335cm" svg:x="5.315cm" svg:y="6.833cm">
            <draw:image xlink:href="Pictures/100006990000010A000000F0769F518D842ADA5B.svg" xlink:type="simple" xlink:show="embed" xlink:actuate="onLoad" draw:mime-type="image/svg+xml">
              <text:p/>
            </draw:image>
            <draw:image xlink:href="Pictures/100000010000000A000000097799A4E57C2048C0.png" xlink:type="simple" xlink:show="embed" xlink:actuate="onLoad" draw:mime-type="image/png"/>
          </draw:frame>
        </draw:g>
        <draw:custom-shape draw:style-name="gr2" draw:text-style-name="P2" xml:id="id6" draw:id="id6" draw:layer="layout" svg:width="1cm" svg:height="1cm" svg:x="3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C§svg§600§FALSE§</svg:desc>
          <draw:frame draw:style-name="gr3" draw:text-style-name="P3" draw:layer="layout" svg:width="0.372cm" svg:height="0.357cm" svg:x="3.315cm" svg:y="3.822cm">
            <draw:image xlink:href="Pictures/1000059B0000010B00000100FD121BDC777C45E0.svg" xlink:type="simple" xlink:show="embed" xlink:actuate="onLoad" draw:mime-type="image/svg+xml">
              <text:p/>
            </draw:image>
            <draw:image xlink:href="Pictures/100000010000000A0000000A465B2DE2D87EFB75.png" xlink:type="simple" xlink:show="embed" xlink:actuate="onLoad" draw:mime-type="image/png"/>
          </draw:frame>
        </draw:g>
        <draw:custom-shape draw:style-name="gr2" draw:text-style-name="P2" xml:id="id3" draw:id="id3" draw:layer="layout" svg:width="1cm" svg:height="1cm" svg:x="3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D§svg§600§FALSE§</svg:desc>
          <draw:frame draw:style-name="gr3" draw:text-style-name="P3" draw:layer="layout" svg:width="0.395cm" svg:height="0.335cm" svg:x="3.316cm" svg:y="5.833cm">
            <draw:image xlink:href="Pictures/100005B20000011B000000F08E51052C9E854B32.svg" xlink:type="simple" xlink:show="embed" xlink:actuate="onLoad" draw:mime-type="image/svg+xml">
              <text:p/>
            </draw:image>
            <draw:image xlink:href="Pictures/100000010000000B00000009DC90D653A230C699.png" xlink:type="simple" xlink:show="embed" xlink:actuate="onLoad" draw:mime-type="image/png"/>
          </draw:frame>
        </draw:g>
        <draw:custom-shape draw:style-name="gr2" draw:text-style-name="P2" xml:id="id4" draw:id="id4" draw:layer="layout" svg:width="1cm" svg:height="1cm" svg:x="1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E§svg§600§FALSE§</svg:desc>
          <draw:frame draw:style-name="gr3" draw:text-style-name="P3" draw:layer="layout" svg:width="0.375cm" svg:height="0.333cm" svg:x="1.313cm" svg:y="4.834cm">
            <draw:image xlink:href="Pictures/100008EA0000010D000000EF911E7B5B2361E377.svg" xlink:type="simple" xlink:show="embed" xlink:actuate="onLoad" draw:mime-type="image/svg+xml">
              <text:p/>
            </draw:image>
            <draw:image xlink:href="Pictures/100000010000000A00000009F1B50FEADA382BAD.png" xlink:type="simple" xlink:show="embed" xlink:actuate="onLoad" draw:mime-type="image/png"/>
          </draw:frame>
        </draw:g>
        <draw:custom-shape draw:style-name="gr2" draw:text-style-name="P2" xml:id="id5" draw:id="id5" draw:layer="layout" svg:width="1cm" svg:height="1cm" svg:x="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F§svg§600§FALSE§</svg:desc>
          <draw:frame draw:style-name="gr3" draw:text-style-name="P3" draw:layer="layout" svg:width="0.368cm" svg:height="0.333cm" svg:x="5.316cm" svg:y="4.834cm">
            <draw:image xlink:href="Pictures/1000090400000108000000EF85CB2C59F657CB84.svg" xlink:type="simple" xlink:show="embed" xlink:actuate="onLoad" draw:mime-type="image/svg+xml">
              <text:p/>
            </draw:image>
            <draw:image xlink:href="Pictures/100000010000000A00000009A92B7FE76C7CECEC.png" xlink:type="simple" xlink:show="embed" xlink:actuate="onLoad" draw:mime-type="image/png"/>
          </draw:frame>
        </draw:g>
        <draw:connector draw:style-name="gr4" draw:text-style-name="P1" draw:layer="layout" draw:type="line" svg:x1="2cm" svg:y1="7cm" svg:x2="5cm" svg:y2="7cm" draw:start-shape="id1" draw:start-glue-point="10" draw:end-shape="id2" draw:end-glue-point="6" svg:d="M2000 7000h3000" svg:viewBox="0 0 3001 1">
          <text:p/>
        </draw:connector>
        <draw:connector draw:style-name="gr4" draw:text-style-name="P1" draw:layer="layout" draw:type="line" svg:x1="1.854cm" svg:y1="6.646cm" svg:x2="3.146cm" svg:y2="6.354cm" draw:start-shape="id1" draw:start-glue-point="11" draw:end-shape="id3" draw:end-glue-point="7" svg:d="M1854 6646l1292-292" svg:viewBox="0 0 1293 293">
          <text:p/>
        </draw:connector>
        <draw:connector draw:style-name="gr4" draw:text-style-name="P1" draw:layer="layout" draw:type="line" svg:x1="3.854cm" svg:y1="6.354cm" svg:x2="5.146cm" svg:y2="6.646cm" draw:start-shape="id3" draw:start-glue-point="9" draw:end-shape="id2" draw:end-glue-point="5" svg:d="M3854 6354l1292 292" svg:viewBox="0 0 1293 293">
          <text:p/>
        </draw:connector>
        <draw:connector draw:style-name="gr4" draw:text-style-name="P1" draw:layer="layout" draw:type="line" svg:x1="1.854cm" svg:y1="5.354cm" svg:x2="3.146cm" svg:y2="5.646cm" draw:start-shape="id4" draw:start-glue-point="9" draw:end-shape="id3" draw:end-glue-point="5" svg:d="M1854 5354l1292 292" svg:viewBox="0 0 1293 293">
          <text:p/>
        </draw:connector>
        <draw:connector draw:style-name="gr4" draw:text-style-name="P1" draw:layer="layout" draw:type="line" svg:x1="3.854cm" svg:y1="5.646cm" svg:x2="5.146cm" svg:y2="5.354cm" draw:start-shape="id3" draw:start-glue-point="11" draw:end-shape="id5" draw:end-glue-point="7" svg:d="M3854 5646l1292-292" svg:viewBox="0 0 1293 293">
          <text:p/>
        </draw:connector>
        <draw:connector draw:style-name="gr4" draw:text-style-name="P1" draw:layer="layout" draw:type="line" svg:x1="3.5cm" svg:y1="5.5cm" svg:x2="3.5cm" svg:y2="4.5cm" draw:start-shape="id3" draw:start-glue-point="4" draw:end-shape="id6" draw:end-glue-point="8" svg:d="M3500 5500v-1000" svg:viewBox="0 0 1 1001">
          <text:p/>
        </draw:connector>
        <draw:connector draw:style-name="gr4" draw:text-style-name="P1" draw:layer="layout" draw:type="line" svg:x1="2cm" svg:y1="5cm" svg:x2="5cm" svg:y2="5cm" draw:start-shape="id4" draw:start-glue-point="10" draw:end-shape="id5" draw:end-glue-point="6" svg:d="M2000 5000h3000" svg:viewBox="0 0 3001 1">
          <text:p/>
        </draw:connector>
        <draw:connector draw:style-name="gr4" draw:text-style-name="P1" draw:layer="layout" draw:type="line" svg:x1="5.146cm" svg:y1="4.646cm" svg:x2="3.854cm" svg:y2="4.354cm" draw:start-shape="id5" draw:start-glue-point="5" draw:end-shape="id6" draw:end-glue-point="9" svg:d="M5146 4646l-1292-292" svg:viewBox="0 0 1293 293">
          <text:p/>
        </draw:connector>
        <draw:custom-shape draw:style-name="gr5" draw:text-style-name="P5" xml:id="id7" draw:id="id7" draw:layer="layout" svg:width="4cm" svg:height="1.2cm" draw:transform="rotate (1.5707963267949) translate (6.501cm 7.5cm)">
          <text:p text:style-name="P4"><text:span text:style-name="T1">GNN Layer</text:span><text:span text:style-name="T2">(1)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8" draw:id="id8" draw:layer="layout" svg:width="4cm" svg:height="0.6cm" draw:transform="rotate (1.5707963267949) translate (8cm 7.501cm)">
          <text:p text:style-name="P4"><text:span text:style-name="T1">Activation</text:span><text:span text:style-name="T2">(1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9" draw:id="id9" draw:layer="layout" svg:width="4cm" svg:height="1.2cm" draw:transform="rotate (1.5707963267949) translate (9.502cm 7.501cm)">
          <text:p text:style-name="P4"><text:span text:style-name="T1">GNN Layer</text:span><text:span text:style-name="T2">(2)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0" draw:id="id10" draw:layer="layout" svg:width="4cm" svg:height="0.6cm" draw:transform="rotate (1.5707963267949) translate (11.001cm 7.502cm)">
          <text:p text:style-name="P4"><text:span text:style-name="T1">Activation</text:span><text:span text:style-name="T2">(2)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7.701cm" svg:y1="5.5cm" svg:x2="8cm" svg:y2="5.501cm" draw:start-shape="id7" draw:start-glue-point="2" draw:end-shape="id8" draw:end-glue-point="0" svg:d="M7701 5500l299 1" svg:viewBox="0 0 300 2">
          <text:p/>
        </draw:connector>
        <draw:connector draw:style-name="gr7" draw:text-style-name="P1" draw:layer="layout" draw:type="line" svg:x1="8.6cm" svg:y1="5.501cm" svg:x2="9.502cm" svg:y2="5.501cm" draw:start-shape="id8" draw:start-glue-point="2" draw:end-shape="id9" draw:end-glue-point="0" svg:d="M8600 5501h902" svg:viewBox="0 0 903 1">
          <text:p/>
        </draw:connector>
        <draw:connector draw:style-name="gr7" draw:text-style-name="P1" draw:layer="layout" draw:type="line" svg:x1="10.702cm" svg:y1="5.501cm" svg:x2="11.001cm" svg:y2="5.502cm" draw:start-shape="id9" draw:start-glue-point="2" draw:end-shape="id10" draw:end-glue-point="0" svg:d="M10702 5501l299 1" svg:viewBox="0 0 300 2">
          <text:p/>
        </draw:connector>
        <draw:g>
          <svg:title>TexMaths</svg:title>
          <svg:desc>24§display§\bullet\; \bullet\; \bullet§svg§600§FALSE§</svg:desc>
          <draw:frame draw:style-name="gr3" draw:text-style-name="P3" draw:layer="layout" svg:width="2.059cm" svg:height="0.372cm" svg:x="12.001cm" svg:y="5.316cm">
            <draw:image xlink:href="Pictures/100004660000035B0000009C0C54A3B741097789.svg" xlink:type="simple" xlink:show="embed" xlink:actuate="onLoad" draw:mime-type="image/svg+xml">
              <text:p/>
            </draw:image>
            <draw:image xlink:href="Pictures/1000000100000020000000065E6BB61A66CBCCFF.png" xlink:type="simple" xlink:show="embed" xlink:actuate="onLoad" draw:mime-type="image/png"/>
          </draw:frame>
        </draw:g>
        <draw:custom-shape draw:style-name="gr8" draw:text-style-name="P7" draw:layer="layout" svg:width="4cm" svg:height="10cm" svg:x="15.5cm" svg:y="2cm">
          <text:p text:style-name="P6"><text:span text:style-name="T3">Aggregat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5cm" svg:height="10cm" svg:x="19.5cm" svg:y="2cm">
          <text:p text:style-name="P8"><text:span text:style-name="T4">Trans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2" draw:id="id12" draw:layer="layout" svg:width="1cm" svg:height="1cm" svg:x="18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A§svg§600§FALSE§</svg:desc>
          <draw:frame draw:style-name="gr3" draw:text-style-name="P3" draw:layer="layout" svg:width="0.353cm" svg:height="0.351cm" svg:x="18.324cm" svg:y="4.325cm">
            <draw:image xlink:href="Pictures/1000068A000000FD000000FC40EAA4E6BC043F81.svg" xlink:type="simple" xlink:show="embed" xlink:actuate="onLoad" draw:mime-type="image/svg+xml">
              <text:p/>
            </draw:image>
            <draw:image xlink:href="Pictures/100000010000000A0000000AFEF84AE3FD730F6E.png" xlink:type="simple" xlink:show="embed" xlink:actuate="onLoad" draw:mime-type="image/png"/>
          </draw:frame>
        </draw:g>
        <draw:custom-shape draw:style-name="gr2" draw:text-style-name="P2" xml:id="id11" draw:id="id11" draw:layer="layout" svg:width="1cm" svg:height="1cm" svg:x="16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B§svg§600§FALSE§</svg:desc>
          <draw:frame draw:style-name="gr3" draw:text-style-name="P3" draw:layer="layout" svg:width="0.371cm" svg:height="0.335cm" svg:x="16.315cm" svg:y="3.533cm">
            <draw:image xlink:href="Pictures/100006990000010A000000F0769F518D842ADA5B.svg" xlink:type="simple" xlink:show="embed" xlink:actuate="onLoad" draw:mime-type="image/svg+xml">
              <text:p/>
            </draw:image>
            <draw:image xlink:href="Pictures/100000010000000A000000097799A4E57C2048C0.png" xlink:type="simple" xlink:show="embed" xlink:actuate="onLoad" draw:mime-type="image/png"/>
          </draw:frame>
        </draw:g>
        <draw:custom-shape draw:style-name="gr2" draw:text-style-name="P2" xml:id="id13" draw:id="id13" draw:layer="layout" svg:width="1cm" svg:height="1cm" svg:x="1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D§svg§600§FALSE§</svg:desc>
          <draw:frame draw:style-name="gr3" draw:text-style-name="P3" draw:layer="layout" svg:width="0.395cm" svg:height="0.335cm" svg:x="16.316cm" svg:y="5.133cm">
            <draw:image xlink:href="Pictures/100005B20000011B000000F08E51052C9E854B32.svg" xlink:type="simple" xlink:show="embed" xlink:actuate="onLoad" draw:mime-type="image/svg+xml">
              <text:p/>
            </draw:image>
            <draw:image xlink:href="Pictures/100000010000000B00000009DC90D653A230C699.png" xlink:type="simple" xlink:show="embed" xlink:actuate="onLoad" draw:mime-type="image/png"/>
          </draw:frame>
        </draw:g>
        <draw:custom-shape draw:style-name="gr2" draw:text-style-name="P2" xml:id="id15" draw:id="id15" draw:layer="layout" svg:width="1cm" svg:height="1cm" svg:x="18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F§svg§600§FALSE§</svg:desc>
          <draw:frame draw:style-name="gr3" draw:text-style-name="P3" draw:layer="layout" svg:width="0.368cm" svg:height="0.333cm" svg:x="18.316cm" svg:y="7.834cm">
            <draw:image xlink:href="Pictures/1000090400000108000000EF85CB2C59F657CB84.svg" xlink:type="simple" xlink:show="embed" xlink:actuate="onLoad" draw:mime-type="image/svg+xml">
              <text:p/>
            </draw:image>
            <draw:image xlink:href="Pictures/100000010000000A00000009A92B7FE76C7CECEC.png" xlink:type="simple" xlink:show="embed" xlink:actuate="onLoad" draw:mime-type="image/png"/>
          </draw:frame>
        </draw:g>
        <draw:custom-shape draw:style-name="gr2" draw:text-style-name="P2" xml:id="id14" draw:id="id14" draw:layer="layout" svg:width="1cm" svg:height="1cm" svg:x="1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C§svg§600§FALSE§</svg:desc>
          <draw:frame draw:style-name="gr3" draw:text-style-name="P3" draw:layer="layout" svg:width="0.372cm" svg:height="0.357cm" svg:x="16.315cm" svg:y="6.722cm">
            <draw:image xlink:href="Pictures/1000059B0000010B00000100FD121BDC777C45E0.svg" xlink:type="simple" xlink:show="embed" xlink:actuate="onLoad" draw:mime-type="image/svg+xml">
              <text:p/>
            </draw:image>
            <draw:image xlink:href="Pictures/100000010000000A0000000A465B2DE2D87EFB75.png" xlink:type="simple" xlink:show="embed" xlink:actuate="onLoad" draw:mime-type="image/png"/>
          </draw:frame>
        </draw:g>
        <draw:custom-shape draw:style-name="gr2" draw:text-style-name="P2" xml:id="id16" draw:id="id16" draw:layer="layout" svg:width="1cm" svg:height="1cm" svg:x="16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D§svg§600§FALSE§</svg:desc>
          <draw:frame draw:style-name="gr3" draw:text-style-name="P3" draw:layer="layout" svg:width="0.395cm" svg:height="0.335cm" svg:x="16.316cm" svg:y="7.833cm">
            <draw:image xlink:href="Pictures/100005B20000011B000000F08E51052C9E854B32.svg" xlink:type="simple" xlink:show="embed" xlink:actuate="onLoad" draw:mime-type="image/svg+xml">
              <text:p/>
            </draw:image>
            <draw:image xlink:href="Pictures/100000010000000B00000009DC90D653A230C699.png" xlink:type="simple" xlink:show="embed" xlink:actuate="onLoad" draw:mime-type="image/png"/>
          </draw:frame>
        </draw:g>
        <draw:custom-shape draw:style-name="gr2" draw:text-style-name="P2" xml:id="id17" draw:id="id17" draw:layer="layout" svg:width="1cm" svg:height="1cm" svg:x="1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E§svg§600§FALSE§</svg:desc>
          <draw:frame draw:style-name="gr3" draw:text-style-name="P3" draw:layer="layout" svg:width="0.375cm" svg:height="0.333cm" svg:x="16.313cm" svg:y="8.934cm">
            <draw:image xlink:href="Pictures/100008EA0000010D000000EF911E7B5B2361E377.svg" xlink:type="simple" xlink:show="embed" xlink:actuate="onLoad" draw:mime-type="image/svg+xml">
              <text:p/>
            </draw:image>
            <draw:image xlink:href="Pictures/100000010000000A00000009F1B50FEADA382BAD.png" xlink:type="simple" xlink:show="embed" xlink:actuate="onLoad" draw:mime-type="image/png"/>
          </draw:frame>
        </draw:g>
        <draw:g>
          <svg:title>TexMaths</svg:title>
          <svg:desc>24§display§\bullet\; \bullet\; \bullet§svg§600§FALSE§</svg:desc>
          <draw:frame draw:style-name="gr10" draw:text-style-name="P10" draw:layer="layout" svg:width="2.059cm" svg:height="0.372cm" draw:transform="rotate (1.5707963267949) translate (18.314cm 11.559cm)">
            <draw:image xlink:href="Pictures/100004660000035B0000009C0C54A3B741097789.svg" xlink:type="simple" xlink:show="embed" xlink:actuate="onLoad" draw:mime-type="image/svg+xml">
              <text:p/>
            </draw:image>
            <draw:image xlink:href="Pictures/1000000100000020000000065E6BB61A66CBCCFF.png" xlink:type="simple" xlink:show="embed" xlink:actuate="onLoad" draw:mime-type="image/png"/>
          </draw:frame>
        </draw:g>
        <draw:connector draw:style-name="gr7" draw:text-style-name="P1" draw:layer="layout" draw:type="line" svg:x1="17cm" svg:y1="3.7cm" svg:x2="18cm" svg:y2="4.5cm" draw:start-shape="id11" draw:start-glue-point="10" draw:end-shape="id12" draw:end-glue-point="6" svg:d="M17000 3700l1000 800" svg:viewBox="0 0 1001 801">
          <text:p/>
        </draw:connector>
        <draw:connector draw:style-name="gr7" draw:text-style-name="P1" draw:layer="layout" draw:type="line" svg:x1="17cm" svg:y1="5.3cm" svg:x2="18cm" svg:y2="4.5cm" draw:start-shape="id13" draw:start-glue-point="10" draw:end-shape="id12" draw:end-glue-point="6" svg:d="M17000 5300l1000-800" svg:viewBox="0 0 1001 801">
          <text:p/>
        </draw:connector>
        <draw:connector draw:style-name="gr7" draw:text-style-name="P1" draw:layer="layout" draw:type="line" svg:x1="17cm" svg:y1="6.9cm" svg:x2="18cm" svg:y2="8cm" draw:start-shape="id14" draw:start-glue-point="10" draw:end-shape="id15" draw:end-glue-point="6" svg:d="M17000 6900l1000 1100" svg:viewBox="0 0 1001 1101">
          <text:p/>
        </draw:connector>
        <draw:connector draw:style-name="gr7" draw:text-style-name="P1" draw:layer="layout" draw:type="line" svg:x1="17cm" svg:y1="8cm" svg:x2="18cm" svg:y2="8cm" draw:start-shape="id16" draw:start-glue-point="10" draw:end-shape="id15" draw:end-glue-point="6" svg:d="M17000 8000h1000" svg:viewBox="0 0 1001 1">
          <text:p/>
        </draw:connector>
        <draw:connector draw:style-name="gr7" draw:text-style-name="P1" draw:layer="layout" draw:type="line" svg:x1="17cm" svg:y1="9.1cm" svg:x2="18cm" svg:y2="8cm" draw:start-shape="id17" draw:start-glue-point="10" draw:end-shape="id15" draw:end-glue-point="6" svg:d="M17000 9100l1000-1100" svg:viewBox="0 0 1001 1101">
          <text:p/>
        </draw:connector>
        <draw:g>
          <draw:custom-shape draw:style-name="gr11" draw:text-style-name="P11" xml:id="id18" draw:id="id18" draw:layer="layout" svg:width="0.6cm" svg:height="0.6cm" svg:x="20.2cm" svg:y="6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1" xml:id="id20" draw:id="id20" draw:layer="layout" svg:width="0.6cm" svg:height="0.6cm" svg:x="20.2cm" svg:y="7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1" xml:id="id21" draw:id="id21" draw:layer="layout" svg:width="0.6cm" svg:height="0.6cm" svg:x="21.2cm" svg:y="6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1" xml:id="id19" draw:id="id19" draw:layer="layout" svg:width="0.6cm" svg:height="0.6cm" svg:x="21.2cm" svg:y="6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1" xml:id="id22" draw:id="id22" draw:layer="layout" svg:width="0.6cm" svg:height="0.6cm" svg:x="21.2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1" xml:id="id23" draw:id="id23" draw:layer="layout" svg:width="0.6cm" svg:height="0.6cm" svg:x="22.2cm" svg:y="6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" draw:layer="layout" draw:type="line" svg:x1="20.8cm" svg:y1="6.75cm" svg:x2="21.2cm" svg:y2="7.25cm" draw:start-shape="id18" draw:start-glue-point="10" draw:end-shape="id19" draw:end-glue-point="6" svg:d="M20800 6750l400 500" svg:viewBox="0 0 401 501">
            <text:p/>
          </draw:connector>
          <draw:connector draw:style-name="gr12" draw:text-style-name="P1" draw:layer="layout" draw:type="line" svg:x1="20.8cm" svg:y1="7.75cm" svg:x2="21.2cm" svg:y2="7.25cm" draw:start-shape="id20" draw:start-glue-point="10" draw:end-shape="id19" draw:end-glue-point="6" svg:d="M20800 7750l400-500" svg:viewBox="0 0 401 501">
            <text:p/>
          </draw:connector>
          <draw:connector draw:style-name="gr12" draw:text-style-name="P1" draw:layer="layout" draw:type="line" svg:x1="20.8cm" svg:y1="6.75cm" svg:x2="21.2cm" svg:y2="6.35cm" draw:start-shape="id18" draw:start-glue-point="10" draw:end-shape="id21" draw:end-glue-point="6" svg:d="M20800 6750l400-400" svg:viewBox="0 0 401 401">
            <text:p/>
          </draw:connector>
          <draw:connector draw:style-name="gr12" draw:text-style-name="P1" draw:layer="layout" draw:type="line" svg:x1="20.8cm" svg:y1="7.75cm" svg:x2="21.2cm" svg:y2="8.15cm" draw:start-shape="id20" draw:start-glue-point="10" draw:end-shape="id22" draw:end-glue-point="6" svg:d="M20800 7750l400 400" svg:viewBox="0 0 401 401">
            <text:p/>
          </draw:connector>
          <draw:connector draw:style-name="gr12" draw:text-style-name="P1" draw:layer="layout" draw:type="line" svg:x1="20.8cm" svg:y1="7.75cm" svg:x2="21.2cm" svg:y2="6.35cm" draw:start-shape="id20" draw:start-glue-point="10" draw:end-shape="id21" draw:end-glue-point="6" svg:d="M20800 7750l400-1400" svg:viewBox="0 0 401 1401">
            <text:p/>
          </draw:connector>
          <draw:connector draw:style-name="gr12" draw:text-style-name="P1" draw:layer="layout" draw:type="line" svg:x1="20.8cm" svg:y1="6.75cm" svg:x2="21.2cm" svg:y2="8.15cm" draw:start-shape="id18" draw:start-glue-point="10" draw:end-shape="id22" draw:end-glue-point="6" svg:d="M20800 6750l400 1400" svg:viewBox="0 0 401 1401">
            <text:p/>
          </draw:connector>
          <draw:connector draw:style-name="gr12" draw:text-style-name="P1" draw:layer="layout" draw:type="line" svg:x1="21.8cm" svg:y1="6.35cm" svg:x2="22.2cm" svg:y2="7.25cm" draw:start-shape="id21" draw:start-glue-point="10" draw:end-shape="id23" draw:end-glue-point="6" svg:d="M21800 6350l400 900" svg:viewBox="0 0 401 901">
            <text:p/>
          </draw:connector>
          <draw:connector draw:style-name="gr12" draw:text-style-name="P1" draw:layer="layout" draw:type="line" svg:x1="21.8cm" svg:y1="7.25cm" svg:x2="22.2cm" svg:y2="7.25cm" draw:start-shape="id19" draw:start-glue-point="10" draw:end-shape="id23" draw:end-glue-point="6" svg:d="M21800 7250h400" svg:viewBox="0 0 401 1">
            <text:p/>
          </draw:connector>
          <draw:connector draw:style-name="gr12" draw:text-style-name="P1" draw:layer="layout" draw:type="line" svg:x1="21.8cm" svg:y1="8.15cm" svg:x2="22.2cm" svg:y2="7.25cm" draw:start-shape="id22" draw:start-glue-point="10" draw:end-shape="id23" draw:end-glue-point="6" svg:d="M21800 8150l400-900" svg:viewBox="0 0 401 901">
            <text:p/>
          </draw:connector>
          <draw:custom-shape draw:style-name="gr13" draw:text-style-name="P13" draw:layer="layout" svg:width="3cm" svg:height="3.5cm" svg:x="20cm" svg:y="5.25cm">
            <text:p text:style-name="P12"><text:span text:style-name="T5">M</text:span><text:span text:style-name="T5">L</text:span><text:span text:style-name="T5">P</text:span></text:p>
            <draw:enhanced-geometry svg:viewBox="0 0 21600 21600" draw:type="rectangle" draw:enhanced-path="M 0 0 L 21600 0 21600 21600 0 21600 0 0 Z N"/>
          </draw:custom-shape>
        </draw:g>
        <draw:line draw:style-name="gr14" draw:text-style-name="P1" xml:id="id24" draw:id="id24" draw:layer="layout" svg:x1="20cm" svg:y1="6.7cm" svg:x2="23cm" svg:y2="6.7cm">
          <text:p/>
        </draw:line>
        <draw:line draw:style-name="gr14" draw:text-style-name="P1" xml:id="id26" draw:id="id26" draw:layer="layout" svg:x1="20cm" svg:y1="7.7cm" svg:x2="23cm" svg:y2="7.7cm">
          <text:p/>
        </draw:line>
        <draw:custom-shape draw:style-name="gr2" draw:text-style-name="P2" xml:id="id25" draw:id="id25" draw:layer="layout" svg:width="1cm" svg:height="1cm" svg:x="23.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A^\prime§svg§600§FALSE§</svg:desc>
          <draw:frame draw:style-name="gr3" draw:text-style-name="P3" draw:layer="layout" svg:width="0.508cm" svg:height="0.431cm" svg:x="23.746cm" svg:y="4.285cm">
            <draw:image xlink:href="Pictures/100008340000016C000001355CEE795C18593796.svg" xlink:type="simple" xlink:show="embed" xlink:actuate="onLoad" draw:mime-type="image/svg+xml">
              <text:p/>
            </draw:image>
            <draw:image xlink:href="Pictures/100000010000000E0000000C770461D9F45E2AB9.png" xlink:type="simple" xlink:show="embed" xlink:actuate="onLoad" draw:mime-type="image/png"/>
          </draw:frame>
        </draw:g>
        <draw:custom-shape draw:style-name="gr2" draw:text-style-name="P2" xml:id="id27" draw:id="id27" draw:layer="layout" svg:width="1cm" svg:height="1cm" svg:x="23.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F^\prime§svg§600§FALSE§</svg:desc>
          <draw:frame draw:style-name="gr3" draw:text-style-name="P3" draw:layer="layout" svg:width="0.524cm" svg:height="0.431cm" svg:x="23.738cm" svg:y="7.785cm">
            <draw:image xlink:href="Pictures/10000AAE0000017700000135D0342974EB8E2C6C.svg" xlink:type="simple" xlink:show="embed" xlink:actuate="onLoad" draw:mime-type="image/svg+xml">
              <text:p/>
            </draw:image>
            <draw:image xlink:href="Pictures/100000010000000E0000000C4BA171DED76CC0B8.png" xlink:type="simple" xlink:show="embed" xlink:actuate="onLoad" draw:mime-type="image/png"/>
          </draw:frame>
        </draw:g>
        <draw:connector draw:style-name="gr15" draw:text-style-name="P1" draw:layer="layout" draw:type="line" svg:x1="23cm" svg:y1="6.7cm" svg:x2="23.646cm" svg:y2="4.854cm" draw:start-shape="id24" draw:start-glue-point="1" draw:end-shape="id25" draw:end-glue-point="7" svg:d="M23000 6700l646-1846" svg:viewBox="0 0 647 1847">
          <text:p/>
        </draw:connector>
        <draw:connector draw:style-name="gr15" draw:text-style-name="P1" draw:layer="layout" draw:type="line" svg:x1="23cm" svg:y1="7.7cm" svg:x2="23.5cm" svg:y2="8cm" draw:start-shape="id26" draw:start-glue-point="1" draw:end-shape="id27" draw:end-glue-point="6" svg:d="M23000 7700l500 300" svg:viewBox="0 0 501 301">
          <text:p/>
        </draw:connector>
        <draw:connector draw:style-name="gr16" draw:text-style-name="P1" draw:layer="layout" draw:type="line" svg:x1="18.854cm" svg:y1="4.854cm" svg:x2="20cm" svg:y2="6.7cm" draw:start-shape="id12" draw:start-glue-point="9" draw:end-shape="id24" draw:end-glue-point="3" svg:d="M18854 4854l1146 1846" svg:viewBox="0 0 1147 1847">
          <text:p/>
        </draw:connector>
        <draw:connector draw:style-name="gr16" draw:text-style-name="P1" draw:layer="layout" draw:type="line" svg:x1="19cm" svg:y1="8cm" svg:x2="20cm" svg:y2="7.7cm" draw:start-shape="id15" draw:start-glue-point="10" draw:end-shape="id26" draw:end-glue-point="3" svg:d="M19000 8000l1000-300" svg:viewBox="0 0 1001 301">
          <text:p/>
        </draw:connector>
        <draw:g>
          <svg:title>TexMaths</svg:title>
          <svg:desc>24§display§\bullet\; \bullet\; \bullet§svg§600§FALSE§</svg:desc>
          <draw:frame draw:style-name="gr3" draw:text-style-name="P3" draw:layer="layout" svg:width="2.059cm" svg:height="0.372cm" draw:transform="rotate (1.5707963267949) translate (23.814cm 11.559cm)">
            <draw:image xlink:href="Pictures/100004660000035B0000009C0C54A3B741097789.svg" xlink:type="simple" xlink:show="embed" xlink:actuate="onLoad" draw:mime-type="image/svg+xml">
              <text:p/>
            </draw:image>
            <draw:image xlink:href="Pictures/1000000100000020000000065E6BB61A66CBCCFF.png" xlink:type="simple" xlink:show="embed" xlink:actuate="onLoad" draw:mime-type="image/png"/>
          </draw:frame>
        </draw:g>
        <draw:line draw:style-name="gr1" draw:text-style-name="P1" draw:layer="layout" svg:x1="6.5cm" svg:y1="3.5cm" svg:x2="15.5cm" svg:y2="2cm">
          <text:p/>
        </draw:line>
        <draw:line draw:style-name="gr1" draw:text-style-name="P1" draw:layer="layout" svg:x1="6.5cm" svg:y1="7.5cm" svg:x2="15.5cm" svg:y2="12cm">
          <text:p/>
        </draw:line>
        <draw:line draw:style-name="gr17" draw:text-style-name="P1" draw:layer="layout" svg:x1="25.1cm" svg:y1="2cm" svg:x2="25.1cm" svg:y2="12cm">
          <text:p/>
        </draw:line>
        <draw:frame draw:style-name="gr18" draw:text-style-name="P15" draw:layer="layout" svg:width="3cm" svg:height="1cm" svg:x="2cm" svg:y="8cm">
          <draw:text-box>
            <text:p text:style-name="P14">❶</text:p>
          </draw:text-box>
        </draw:frame>
        <draw:frame draw:style-name="gr18" draw:text-style-name="P16" draw:layer="layout" svg:width="2.1cm" svg:height="1cm" svg:x="6.5cm" svg:y="8cm">
          <draw:text-box>
            <text:p text:style-name="P14"><text:span text:style-name="T6">❷</text:span></text:p>
          </draw:text-box>
        </draw:frame>
        <draw:frame draw:style-name="gr18" draw:text-style-name="P16" draw:layer="layout" svg:width="1.5cm" svg:height="1cm" svg:x="15.6cm" svg:y="10.9cm">
          <draw:text-box>
            <text:p text:style-name="P14"><text:span text:style-name="T6">❸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_20_short" draw:display-name="Arrow short" svg:viewBox="0 7 20 13" svg:d="M0 20l10-13 10 13z"/>
    <draw:marker draw:name="Arrowheads_20_23" draw:display-name="Arrowheads 23" svg:viewBox="0 0 20 20" svg:d="M0 20l10-20 10 20z"/>
    <draw:marker draw:name="Arrowheads_20_5" draw:display-name="Arrowheads 5" svg:viewBox="0 826 1131 754" svg:d="M566 826l-566 754 114-85 136-68 148-46 161-17 161 13 153 46 140 68 118 89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end="Arrowheads_20_23" draw:marker-end-width="0.1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6T16:45:31.889333897</meta:creation-date>
    <dc:date>2022-04-16T23:48:49.442035693</dc:date>
    <meta:editing-duration>PT6H38M42S</meta:editing-duration>
    <meta:editing-cycles>51</meta:editing-cycles>
    <meta:generator>LibreOffice/7.3.1.3$Linux_X86_64 LibreOffice_project/30$Build-3</meta:generator>
    <meta:document-statistic meta:object-count="104"/>
  </office:meta>
</office:document-meta>
</file>